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randon Text" svg:font-family="'Brandon Text'"/>
    <style:font-face style:name="Open Sans" svg:font-family="'Open Sans', sans-serif"/>
    <style:font-face style:name="arial" svg:font-family="arial, sans-serif"/>
    <style:font-face style:name="inherit" svg:font-family="inherit"/>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loext:graphic-properties draw:fill="none" draw:fill-color="#ffffff"/>
      <style:paragraph-properties fo:margin-left="0cm" fo:margin-right="0cm" fo:margin-top="0cm" fo:margin-bottom="0cm" loext:contextual-spacing="false" style:line-height-at-least="0.762cm" fo:text-align="start" style:justify-single-word="false" fo:text-indent="0cm" style:auto-text-indent="false" fo:background-color="transparent" fo:padding="0cm" fo:border="none" style:writing-mode="lr-tb"/>
      <style:text-properties style:font-name="Liberation Serif" fo:font-size="11pt" fo:language="fr" fo:country="FR" officeooo:paragraph-rsid="001387ae" style:font-size-asian="11pt" style:font-size-complex="11pt"/>
    </style:style>
    <style:style style:name="P2" style:family="paragraph" style:parent-style-name="Standard">
      <style:text-properties officeooo:paragraph-rsid="00152380"/>
    </style:style>
    <style:style style:name="P3" style:family="paragraph" style:parent-style-name="Standard">
      <style:text-properties fo:font-size="11pt" style:font-size-asian="11pt" style:font-size-complex="11pt"/>
    </style:style>
    <style:style style:name="P4" style:family="paragraph" style:parent-style-name="Standard">
      <style:paragraph-properties fo:line-height="100%"/>
      <style:text-properties fo:font-size="11pt" officeooo:paragraph-rsid="00152380" style:font-size-asian="11pt" style:font-size-complex="11pt"/>
    </style:style>
    <style:style style:name="P5" style:family="paragraph" style:parent-style-name="Standard">
      <style:paragraph-properties fo:line-height="100%"/>
      <style:text-properties fo:font-size="11pt" officeooo:paragraph-rsid="00130acc" style:font-size-asian="11pt" style:font-size-complex="11pt"/>
    </style:style>
    <style:style style:name="P6" style:family="paragraph" style:parent-style-name="Standard">
      <style:text-properties fo:font-size="11pt" officeooo:paragraph-rsid="00130acc" style:font-size-asian="11pt" style:font-size-complex="11pt"/>
    </style:style>
    <style:style style:name="P7" style:family="paragraph" style:parent-style-name="Standard">
      <style:text-properties fo:font-size="11pt" officeooo:paragraph-rsid="001387ae" style:font-size-asian="11pt" style:font-size-complex="11pt"/>
    </style:style>
    <style:style style:name="P8" style:family="paragraph" style:parent-style-name="Standard">
      <style:text-properties fo:font-size="11pt" officeooo:rsid="00130acc" officeooo:paragraph-rsid="001387ae" style:font-size-asian="11pt" style:font-size-complex="11pt"/>
    </style:style>
    <style:style style:name="P9" style:family="paragraph" style:parent-style-name="Standard">
      <style:text-properties fo:font-size="11pt" officeooo:rsid="00130acc" officeooo:paragraph-rsid="00152380" style:font-size-asian="11pt" style:font-size-complex="11pt"/>
    </style:style>
    <style:style style:name="P10" style:family="paragraph" style:parent-style-name="Standard">
      <style:text-properties fo:font-size="11pt" officeooo:rsid="00130acc" officeooo:paragraph-rsid="00159c5f" style:font-size-asian="11pt" style:font-size-complex="11pt"/>
    </style:style>
    <style:style style:name="P11" style:family="paragraph" style:parent-style-name="Standard">
      <style:text-properties fo:font-size="11pt" officeooo:rsid="00130acc" officeooo:paragraph-rsid="0015ac93" style:font-size-asian="11pt" style:font-size-complex="11pt"/>
    </style:style>
    <style:style style:name="P12" style:family="paragraph" style:parent-style-name="Standard">
      <style:text-properties fo:font-size="11pt" officeooo:rsid="00130acc" officeooo:paragraph-rsid="0016589a" style:font-size-asian="11pt" style:font-size-complex="11pt"/>
    </style:style>
    <style:style style:name="P13" style:family="paragraph" style:parent-style-name="Standard">
      <style:text-properties fo:font-size="11pt" officeooo:rsid="00130acc" officeooo:paragraph-rsid="001745e3" style:font-size-asian="11pt" style:font-size-complex="11pt"/>
    </style:style>
    <style:style style:name="P14" style:family="paragraph" style:parent-style-name="Standard">
      <style:text-properties fo:font-size="11pt" officeooo:rsid="00130acc" officeooo:paragraph-rsid="0018b556" style:font-size-asian="11pt" style:font-size-complex="11pt"/>
    </style:style>
    <style:style style:name="P15" style:family="paragraph" style:parent-style-name="Standard">
      <style:text-properties fo:font-size="11pt" officeooo:rsid="00130acc" officeooo:paragraph-rsid="0019a902" style:font-size-asian="11pt" style:font-size-complex="11pt"/>
    </style:style>
    <style:style style:name="P16" style:family="paragraph" style:parent-style-name="Standard">
      <style:text-properties fo:font-size="11pt" officeooo:rsid="00152380" officeooo:paragraph-rsid="00152380" style:font-size-asian="11pt" style:font-size-complex="11pt"/>
    </style:style>
    <style:style style:name="P17" style:family="paragraph" style:parent-style-name="Standard">
      <style:text-properties fo:font-size="11pt" officeooo:paragraph-rsid="00152380" style:font-size-asian="11pt" style:font-size-complex="11pt"/>
    </style:style>
    <style:style style:name="P18" style:family="paragraph" style:parent-style-name="Standard">
      <style:text-properties fo:font-size="11pt" officeooo:paragraph-rsid="00159c5f" style:font-size-asian="11pt" style:font-size-complex="11pt"/>
    </style:style>
    <style:style style:name="P19" style:family="paragraph" style:parent-style-name="Standard">
      <style:text-properties fo:font-size="11pt" officeooo:paragraph-rsid="0015ac93" style:font-size-asian="11pt" style:font-size-complex="11pt"/>
    </style:style>
    <style:style style:name="P20" style:family="paragraph" style:parent-style-name="Standard">
      <style:text-properties fo:font-size="11pt" officeooo:rsid="0015ac93" officeooo:paragraph-rsid="0015ac93" style:font-size-asian="11pt" style:font-size-complex="11pt"/>
    </style:style>
    <style:style style:name="P21" style:family="paragraph" style:parent-style-name="Standard">
      <style:text-properties fo:font-size="11pt" officeooo:rsid="0015ac93" officeooo:paragraph-rsid="001745e3" style:font-size-asian="11pt" style:font-size-complex="11pt"/>
    </style:style>
    <style:style style:name="P22" style:family="paragraph" style:parent-style-name="Standard">
      <style:text-properties fo:font-size="11pt" officeooo:paragraph-rsid="0016589a" style:font-size-asian="11pt" style:font-size-complex="11pt"/>
    </style:style>
    <style:style style:name="P23" style:family="paragraph" style:parent-style-name="Standard">
      <style:text-properties fo:font-size="11pt" officeooo:paragraph-rsid="001745e3" style:font-size-asian="11pt" style:font-size-complex="11pt"/>
    </style:style>
    <style:style style:name="P24" style:family="paragraph" style:parent-style-name="Standard">
      <style:text-properties fo:font-size="11pt" officeooo:paragraph-rsid="0018b556" style:font-size-asian="11pt" style:font-size-complex="11pt"/>
    </style:style>
    <style:style style:name="P25" style:family="paragraph" style:parent-style-name="Standard">
      <style:text-properties fo:font-size="11pt" officeooo:paragraph-rsid="0019a902" style:font-size-asian="11pt" style:font-size-complex="11pt"/>
    </style:style>
    <style:style style:name="P26" style:family="paragraph" style:parent-style-name="Standard">
      <style:text-properties fo:font-size="11pt" officeooo:rsid="0019a902" officeooo:paragraph-rsid="0019a902" style:font-size-asian="11pt" style:font-size-complex="11pt"/>
    </style:style>
    <style:style style:name="P27" style:family="paragraph" style:parent-style-name="Standard">
      <style:text-properties officeooo:paragraph-rsid="00159c5f"/>
    </style:style>
    <style:style style:name="P28" style:family="paragraph" style:parent-style-name="Standard">
      <style:text-properties officeooo:paragraph-rsid="0015ac93"/>
    </style:style>
    <style:style style:name="P29" style:family="paragraph" style:parent-style-name="Standard">
      <style:text-properties officeooo:paragraph-rsid="0016589a"/>
    </style:style>
    <style:style style:name="P30" style:family="paragraph" style:parent-style-name="Standard">
      <style:text-properties officeooo:paragraph-rsid="001745e3"/>
    </style:style>
    <style:style style:name="P31" style:family="paragraph" style:parent-style-name="Standard">
      <style:text-properties officeooo:paragraph-rsid="0018b556"/>
    </style:style>
    <style:style style:name="P32" style:family="paragraph" style:parent-style-name="Standard">
      <style:text-properties fo:color="#000000" fo:font-weight="bold" officeooo:paragraph-rsid="0018b556" style:font-weight-asian="bold" style:font-weight-complex="bold"/>
    </style:style>
    <style:style style:name="P33" style:family="paragraph" style:parent-style-name="Standard">
      <style:text-properties fo:color="#000000" fo:font-weight="bold" officeooo:paragraph-rsid="0019a902" style:font-weight-asian="bold" style:font-weight-complex="bold"/>
    </style:style>
    <style:style style:name="P34"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0152380"/>
    </style:style>
    <style:style style:name="P35"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0159c5f"/>
    </style:style>
    <style:style style:name="P36"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015ac93"/>
    </style:style>
    <style:style style:name="P37"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016589a"/>
    </style:style>
    <style:style style:name="P38"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01745e3"/>
    </style:style>
    <style:style style:name="P39"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018b556"/>
    </style:style>
    <style:style style:name="P40"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019a902"/>
    </style:style>
    <style:style style:name="P41"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size="11pt" officeooo:rsid="00130acc" style:font-size-asian="11pt" style:font-size-complex="11pt"/>
    </style:style>
    <style:style style:name="P42"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size="11pt" officeooo:rsid="00152380" officeooo:paragraph-rsid="00152380"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30acc" style:font-weight-asian="bold" style:font-weight-complex="bold"/>
    </style:style>
    <style:style style:name="T3" style:family="text">
      <style:text-properties fo:font-weight="bold" officeooo:rsid="0016589a" style:font-weight-asian="bold" style:font-weight-complex="bold"/>
    </style:style>
    <style:style style:name="T4" style:family="text">
      <style:text-properties fo:font-variant="normal" fo:text-transform="none" fo:color="#050505" style:font-name="Open Sans" fo:letter-spacing="0.021cm" fo:font-style="normal" fo:font-weight="normal"/>
    </style:style>
    <style:style style:name="T5" style:family="text">
      <style:text-properties fo:font-variant="normal" fo:text-transform="none" fo:color="#050505" style:font-name="Open Sans" fo:letter-spacing="0.021cm" fo:font-style="normal" fo:font-weight="normal" officeooo:rsid="00130acc"/>
    </style:style>
    <style:style style:name="T6" style:family="text">
      <style:text-properties fo:font-variant="normal" fo:text-transform="none" fo:color="#050505" style:font-name="Brandon Text" fo:letter-spacing="0.021cm" fo:font-style="normal" fo:font-weight="normal"/>
    </style:style>
    <style:style style:name="T7" style:family="text">
      <style:text-properties fo:font-variant="normal" fo:text-transform="none" fo:color="#393939" style:font-name="Liberation Serif" fo:letter-spacing="normal" fo:font-style="normal" fo:font-weight="normal" officeooo:rsid="001387ae"/>
    </style:style>
    <style:style style:name="T8" style:family="text">
      <style:text-properties fo:font-variant="normal" fo:text-transform="none" fo:color="#393939" style:font-name="Brandon Text" fo:font-size="9pt" fo:letter-spacing="normal" fo:font-style="normal" fo:font-weight="bold"/>
    </style:style>
    <style:style style:name="T9" style:family="text">
      <style:text-properties fo:font-variant="normal" fo:text-transform="none" fo:color="#393939" style:font-name="Brandon Text" fo:font-size="9pt" fo:letter-spacing="normal" fo:font-style="normal" fo:font-weight="bold" style:font-size-asian="11pt" style:font-size-complex="11pt"/>
    </style:style>
    <style:style style:name="T10" style:family="text">
      <style:text-properties fo:font-variant="normal" fo:text-transform="none" fo:color="#393939" style:font-name="Brandon Text" fo:font-size="9pt" fo:letter-spacing="normal" fo:font-style="normal" fo:font-weight="bold" officeooo:rsid="0016589a" style:font-size-asian="11pt" style:font-size-complex="11pt"/>
    </style:style>
    <style:style style:name="T11" style:family="text">
      <style:text-properties fo:font-variant="normal" fo:text-transform="none" fo:color="#393939" style:font-name="Brandon Text" fo:font-size="9pt" fo:letter-spacing="normal" fo:font-style="normal" fo:font-weight="bold" officeooo:rsid="001745e3" style:font-size-asian="11pt" style:font-size-complex="11pt"/>
    </style:style>
    <style:style style:name="T12" style:family="text">
      <style:text-properties fo:font-variant="normal" fo:text-transform="none" fo:color="#393939" style:font-name="Brandon Text" fo:font-size="9pt" fo:letter-spacing="normal" fo:font-style="normal" fo:font-weight="bold" officeooo:rsid="0018b556" style:font-size-asian="11pt" style:font-size-complex="11pt"/>
    </style:style>
    <style:style style:name="T13" style:family="text">
      <style:text-properties fo:font-variant="normal" fo:text-transform="none" fo:color="#393939" style:font-name="Brandon Text" fo:font-size="9pt" fo:letter-spacing="normal" fo:font-style="normal" style:font-size-asian="11pt" style:font-size-complex="11pt"/>
    </style:style>
    <style:style style:name="T14" style:family="text">
      <style:text-properties fo:font-variant="normal" fo:text-transform="none" fo:color="#393939" style:font-name="Brandon Text" fo:letter-spacing="normal" fo:font-style="normal" fo:font-weight="bold"/>
    </style:style>
    <style:style style:name="T15" style:family="text">
      <style:text-properties fo:font-variant="normal" fo:text-transform="none" fo:color="#bbbbbb" style:font-name="Brandon Text" fo:font-size="7.80000019073486pt" fo:letter-spacing="normal" fo:font-style="normal" fo:font-weight="normal" style:font-size-asian="11pt" style:font-size-complex="11pt"/>
    </style:style>
    <style:style style:name="T16" style:family="text">
      <style:text-properties fo:font-variant="normal" fo:text-transform="none" style:font-name="Brandon Text" fo:font-size="7.80000019073486pt" fo:letter-spacing="normal" fo:font-style="normal" fo:font-weight="normal" style:font-size-asian="11pt" style:font-size-complex="11pt"/>
    </style:style>
    <style:style style:name="T17" style:family="text">
      <style:text-properties fo:font-variant="normal" fo:text-transform="none" style:font-name="Brandon Text" fo:font-size="7.80000019073486pt" fo:letter-spacing="normal" fo:font-style="normal" style:font-size-asian="11pt" style:font-size-complex="11pt"/>
    </style:style>
    <style:style style:name="T18" style:family="text">
      <style:text-properties fo:font-variant="normal" fo:text-transform="none" style:font-name="Brandon Text" fo:font-size="9pt" fo:letter-spacing="normal" fo:font-style="normal" fo:font-weight="bold" style:font-size-asian="11pt" style:font-size-complex="11pt"/>
    </style:style>
    <style:style style:name="T19" style:family="text">
      <style:text-properties fo:font-variant="normal" fo:text-transform="none" style:font-name="Brandon Text" fo:font-size="9pt" fo:letter-spacing="normal" fo:font-style="normal" style:font-size-asian="11pt" style:font-size-complex="11pt"/>
    </style:style>
    <style:style style:name="T20" style:family="text">
      <style:text-properties officeooo:rsid="001387ae"/>
    </style:style>
    <style:style style:name="T21" style:family="text">
      <style:text-properties officeooo:rsid="00152380"/>
    </style:style>
    <style:style style:name="T22" style:family="text">
      <style:text-properties fo:font-size="11pt" style:font-size-asian="11pt" style:font-size-complex="11pt"/>
    </style:style>
    <style:style style:name="T23" style:family="text">
      <style:text-properties fo:font-size="11pt" officeooo:rsid="00152380" style:font-size-asian="11pt" style:font-size-complex="11pt"/>
    </style:style>
    <style:style style:name="T24" style:family="text">
      <style:text-properties officeooo:rsid="00159c5f"/>
    </style:style>
    <style:style style:name="T25" style:family="text">
      <style:text-properties officeooo:rsid="0015ac93"/>
    </style:style>
    <style:style style:name="T26" style:family="text">
      <style:text-properties officeooo:rsid="0016589a"/>
    </style:style>
    <style:style style:name="T27" style:family="text">
      <style:text-properties officeooo:rsid="0018b556"/>
    </style:style>
    <text:list-style style:name="L1">
      <text:list-level-style-bullet text:level="1" text:style-name="Bullet_20_Symbols" style:num-suffix="." text:bullet-char="•">
        <style:list-level-properties text:space-before="-0.11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1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Nom</text:span>:</text:p>
      <text:p text:style-name="P3">Lara Peep Toe Bootie</text:p>
      <text:p text:style-name="P3"><text:span text:style-name="T1">Price</text:span> </text:p>
      <text:p text:style-name="P3">$930.00</text:p>
      <text:p text:style-name="P3"><text:span text:style-name="T2">C</text:span><text:span text:style-name="T1">ategorie</text:span>:</text:p>
      <text:p text:style-name="P3">Femme Bottes</text:p>
      <text:p text:style-name="P3"><text:span text:style-name="T1">Description</text:span>:</text:p>
      <text:p text:style-name="P3">Une ligne de dessus plongeante sinueuse et un bout ouvert rehaussent l'attitude sensuelle d'un bottillon en satin noble avec un nœud signature.</text:p>
      <text:p text:style-name="P2"><text:span text:style-name="T23">Lien: </text:span><text:a xlink:type="simple" xlink:href="https://shop.nordstrom.com/s/salvatore-ferragamo-lara-peep-toe-bootie-women/5370935?origin=category-personalizedsort&amp;breadcrumb=Home%2FWomen%2FShoes%2FBooties&amp;color=black" text:style-name="Internet_20_link" text:visited-style-name="Visited_20_Internet_20_Link"><text:span text:style-name="T22">https://shop.nordstrom.com/s/salvatore-ferragamo-lara-peep-toe-bootie-women/5370935?origin=category-personalizedsort&amp;breadcrumb=Home%2FWomen%2FShoes%2FBooties&amp;color=black</text:span></text:a><text:span text:style-name="T22"> </text:span></text:p>
      <text:p text:style-name="P41"/>
      <text:p text:style-name="P4"><text:span text:style-name="T1">Nom</text:span>:</text:p>
      <text:p text:style-name="P4"><text:span text:style-name="T6">Badgley Mischka 'Gorgeous' Crystal Embellished Pointy Toe Pump</text:span></text:p>
      <text:p text:style-name="P5"><text:span text:style-name="T1">Price</text:span> </text:p>
      <text:p text:style-name="P6">$<text:span text:style-name="T4"> 985.</text:span><text:span text:style-name="T5">00</text:span> </text:p>
      <text:p text:style-name="P6"><text:span text:style-name="T2">C</text:span><text:span text:style-name="T1">ategorie</text:span>:</text:p>
      <text:p text:style-name="P6">Femme <text:span text:style-name="T20">Shoes</text:span></text:p>
      <text:p text:style-name="P6"><text:span text:style-name="T1">Description</text:span>:</text:p>
      <text:p text:style-name="P1">Un design extravagant en cristal placé scintille au talon d'une pompe en satin magnifique en forme avec un joli bout pointu et doté d'une assise plantaire rembourrée en mousse pour que vous puissiez danser toute la nuit.</text:p>
      <text:p text:style-name="P34"><text:span text:style-name="T23">Lien:</text:span><text:a xlink:type="simple" xlink:href="https://shop.nordstrom.com/s/badgley-mischka-gorgeous-crystal-embellished-pointy-toe-pump-women/4413628?origin=category-personalizedsort&amp;breadcrumb=Home%2FWomen%2FShoes%2FHeels&amp;color=ivory%20satin" text:style-name="Internet_20_link" text:visited-style-name="Visited_20_Internet_20_Link"><text:span text:style-name="T22">https://shop.nordstrom.com/s/badgley-mischka-gorgeous-crystal-embellished-pointy-toe-pump-women/4413628?origin=category-personalizedsort&amp;breadcrumb=Home%2FWomen%2FShoes%2FHeels&amp;color=ivory%20satin</text:span></text:a><text:span text:style-name="T22"> </text:span></text:p>
      <text:p text:style-name="P7"><text:span text:style-name="T1">Nom</text:span>:</text:p>
      <text:p text:style-name="P7"><text:span text:style-name="T7">Brochamour Crystal Buckle Flat</text:span></text:p>
      <text:p text:style-name="P7"><text:span text:style-name="T1">Price</text:span> </text:p>
      <text:p text:style-name="P7"><text:span text:style-name="T14">$1,595.00</text:span> </text:p>
      <text:p text:style-name="P7"><text:span text:style-name="T2">C</text:span><text:span text:style-name="T1">ategorie</text:span>:</text:p>
      <text:p text:style-name="P7">Femme <text:span text:style-name="T20">Flats</text:span></text:p>
      <text:p text:style-name="P7"><text:span text:style-name="T1">Description</text:span>:</text:p>
      <text:p text:style-name="P7">Une boucle en cristal scintillant avec des pierres en forme de cœur ardentes donne un effet wow instantané à une pompe en velours de fabrication italienne dans une silhouette classique à bout pointu.</text:p>
      <text:p text:style-name="P34"><text:span text:style-name="T23">Lien:</text:span><text:a xlink:type="simple" xlink:href="https://shop.nordstrom.com/s/roger-vivier-brochamour-crystal-buckle-flat-women/5450642?origin=category-personalizedsort&amp;breadcrumb=Home%2FWomen%2FShoes%2FFlats&amp;color=red" text:style-name="Internet_20_link" text:visited-style-name="Visited_20_Internet_20_Link"><text:span text:style-name="T22">https://shop.nordstrom.com/s/roger-vivier-brochamour-crystal-buckle-flat-women/5450642?origin=category-personalizedsort&amp;breadcrumb=Home%2FWomen%2FShoes%2FFlats&amp;color=red</text:span></text:a><text:span text:style-name="T22"> </text:span></text:p>
      <text:p text:style-name="P7"><text:span text:style-name="T1">Nom</text:span>:</text:p>
      <text:p text:style-name="P7"><text:span text:style-name="T7">Kristina Sandal</text:span></text:p>
      <text:p text:style-name="P7"><text:span text:style-name="T1">Price</text:span> </text:p>
      <text:p text:style-name="P7"><text:span text:style-name="T14">$298.95</text:span> </text:p>
      <text:p text:style-name="P7"><text:span text:style-name="T2">C</text:span><text:span text:style-name="T1">ategorie</text:span>:</text:p>
      <text:p text:style-name="P7">Femme <text:span text:style-name="T20">Comfort</text:span></text:p>
      <text:p text:style-name="P7"><text:span text:style-name="T1">Description</text:span>:</text:p>
      <text:p text:style-name="P8"/>
      <text:p text:style-name="P8">Les sangles auto-agrippantes réglables perfectionnent l'ajustement d'une sandale légère faite avec la technologie Soft Air signature qui aide à amortir chaque pas.</text:p>
      <text:p text:style-name="P8"/>
      <text:p text:style-name="P34"><text:span text:style-name="T23">Lien:</text:span><text:a xlink:type="simple" xlink:href="https://shop.nordstrom.com/s/mephisto-kristina-sandal-women/5503885?origin=category-personalizedsort&amp;breadcrumb=Home%2FWomen%2FShoes%2FComfort&amp;color=pewter%20metallic%20leather" text:style-name="Internet_20_link" text:visited-style-name="Visited_20_Internet_20_Link"><text:span text:style-name="T22">https://shop.nordstrom.com/s/mephisto-kristina-sandal-women/5503885?origin=category-personalizedsort&amp;breadcrumb=Home%2FWomen%2FShoes%2FComfort&amp;color=pewter%20metallic%20leather</text:span></text:a><text:span text:style-name="T22"> </text:span></text:p>
      <text:p text:style-name="P16"/>
      <text:p text:style-name="P16"><text:soft-page-break/>PHOTO IMAGE CATALOGUE FEMME</text:p>
      <text:p text:style-name="P2"><text:span text:style-name="T23">LIEN:</text:span><text:a xlink:type="simple" xlink:href="https://www.aquazzura.com/en/boutique-online/woman/shoes/sandals/papillon-sandal-105-jungle-green-suede-leather-pplhigs0-snl-jgr.html" text:style-name="Internet_20_link" text:visited-style-name="Visited_20_Internet_20_Link"><text:span text:style-name="T22">https://www.aquazzura.com/en/boutique-online/woman/shoes/sandals/papillon-sandal-105-jungle-green-suede-leather-pplhigs0-snl-jgr.html</text:span></text:a><text:span text:style-name="T22"> </text:span></text:p>
      <text:p text:style-name="P17"/>
      <text:p text:style-name="P3">NOM:</text:p>
      <text:p text:style-name="P3">Papillon Sandal 105</text:p>
      <text:p text:style-name="P16">DESCRIPTION:</text:p>
      <text:p text:style-name="P16"/>
      <text:p text:style-name="P16">Cette saison, sortez avec notre sandale tendance. Notre sandale Papilion est méticuleusement confectionnée en Italie à partir de daim velours vert jungle. Cette paire est mise en valeur par des papillons colorés arborant l'orteil et le côté et dispose de fines bretelles qui s'enroulent autour de la cheville.</text:p>
      <text:p text:style-name="P42">PRIX:1085</text:p>
      <text:p text:style-name="P16"/>
      <text:p text:style-name="P17"><text:span text:style-name="T1">Nom</text:span>:</text:p>
      <text:p text:style-name="P17"><text:span text:style-name="T7">Trapman Hiking Boot</text:span></text:p>
      <text:p text:style-name="P17"><text:span text:style-name="T1">Price</text:span> </text:p>
      <text:p text:style-name="P17"><text:span text:style-name="T8">$1,095.00</text:span> </text:p>
      <text:p text:style-name="P17"><text:span text:style-name="T2">C</text:span><text:span text:style-name="T1">ategorie</text:span>:</text:p>
      <text:p text:style-name="P17"><text:span text:style-name="T21">Homme</text:span> <text:span text:style-name="T21">Bottes</text:span></text:p>
      <text:p text:style-name="P17"><text:span text:style-name="T1">Description</text:span>:</text:p>
      <text:p text:style-name="P9"/>
      <text:p text:style-name="P9">Une manchette en tricot côtelé enveloppe le dessus d'une botte de randonnée en daim qui associe la finition raffinée des lacets cirés à la base robuste d'une semelle crantée à empiècements rouges.</text:p>
      <text:p text:style-name="P9"/>
      <text:p text:style-name="P34"><text:span text:style-name="T23">Lien:</text:span><text:a xlink:type="simple" xlink:href="https://shop.nordstrom.com/s/christian-louboutin-trapman-hiking-boot-men/5255210?origin=category-personalizedsort&amp;breadcrumb=Home%2FMen%2FShoes%2FBoots&amp;color=terra%20brown" text:style-name="Internet_20_link" text:visited-style-name="Visited_20_Internet_20_Link"><text:span text:style-name="T23">https://shop.nordstrom.com/s/christian-louboutin-trapman-hiking-boot-men/5255210?origin=category-personalizedsort&amp;breadcrumb=Home%2FMen%2FShoes%2FBoots&amp;color=terra%20brown</text:span></text:a><text:span text:style-name="T23"> </text:span></text:p>
      <text:p text:style-name="P18"><text:span text:style-name="T1">Nom</text:span>:</text:p>
      <text:p text:style-name="P18"><text:span text:style-name="T7">Shark' Sandal</text:span></text:p>
      <text:p text:style-name="P18"><text:span text:style-name="T1">Price</text:span> </text:p>
      <text:p text:style-name="P27"><text:span text:style-name="T9">$</text:span><text:span text:style-name="T8">295.00 </text:span></text:p>
      <text:p text:style-name="P18"><text:span text:style-name="T2">C</text:span><text:span text:style-name="T1">ategorie</text:span>:</text:p>
      <text:p text:style-name="P18"><text:span text:style-name="T21">Homme</text:span> <text:span text:style-name="T24">sandals</text:span></text:p>
      <text:p text:style-name="P18"><text:span text:style-name="T1">Description</text:span>:</text:p>
      <text:p text:style-name="P10"/>
      <text:p text:style-name="P10">Les sandales durables sont fabriquées à la main par des artisans qualifiés à partir de matériaux respectueux de la Terre pour assurer un environnement sain.</text:p>
      <text:p text:style-name="P10"/>
      <text:p text:style-name="P35"><text:span text:style-name="T23">Lien:</text:span><text:a xlink:type="simple" xlink:href="https://shop.nordstrom.com/s/mephisto-shark-sandal-men/5660312?origin=category-personalizedsort&amp;breadcrumb=Home%2FMen%2FShoes%2FComfort&amp;color=brown%2Fblack" text:style-name="Internet_20_link" text:visited-style-name="Visited_20_Internet_20_Link"><text:span text:style-name="T23">https://shop.nordstrom.com/s/mephisto-shark-sandal-men/5660312?origin=category-personalizedsort&amp;breadcrumb=Home%2FMen%2FShoes%2FComfort&amp;color=brown%2Fblack</text:span></text:a><text:span text:style-name="T23"> </text:span></text:p>
      <text:p text:style-name="P18"><text:span text:style-name="T1">Nom</text:span>:</text:p>
      <text:p text:style-name="P18"><text:span text:style-name="T7">Angiolo Wholecut Oxford</text:span></text:p>
      <text:p text:style-name="P18"><text:span text:style-name="T1">Price</text:span> </text:p>
      <text:p text:style-name="P27"><text:span text:style-name="T9">$975.00 </text:span></text:p>
      <text:p text:style-name="P18"><text:span text:style-name="T2">C</text:span><text:span text:style-name="T1">ategorie</text:span>:</text:p>
      <text:p text:style-name="P18"><text:span text:style-name="T21">Homme</text:span> <text:span text:style-name="T25">oxford</text:span></text:p>
      <text:p text:style-name="P18"><text:span text:style-name="T1">Description</text:span>:</text:p>
      <text:p text:style-name="P10"/>
      <text:p text:style-name="P10">Construit à partir d'une seule pièce de cuir de veau bruni, cet élégant oxford italien offre un attrait propre et classique.</text:p>
      <text:p text:style-name="P10"/>
      <text:p text:style-name="P35"><text:soft-page-break/><text:span text:style-name="T23">Lien:</text:span><text:a xlink:type="simple" xlink:href="https://shop.nordstrom.com/s/salvatore-ferragamo-angiolo-wholecut-oxford-men/5034633?origin=category-personalizedsort&amp;breadcrumb=Home%2FMen%2FShoes%2FOxfords%20%26%20Derbys&amp;color=cuoio%20hickory" text:style-name="Internet_20_link" text:visited-style-name="Visited_20_Internet_20_Link"><text:span text:style-name="T23">https://shop.nordstrom.com/s/salvatore-ferragamo-angiolo-wholecut-oxford-men/5034633?origin=category-personalizedsort&amp;breadcrumb=Home%2FMen%2FShoes%2FOxfords%20%26%20Derbys&amp;color=cuoio%20hickory</text:span></text:a><text:span text:style-name="T23"> </text:span></text:p>
      <text:p text:style-name="P19"><text:span text:style-name="T1">Nom:</text:span></text:p>
      <text:p text:style-name="P19"><text:span text:style-name="T7">Durbin Derby Sneaker</text:span></text:p>
      <text:p text:style-name="P19"><text:span text:style-name="T1">Price</text:span> </text:p>
      <text:p text:style-name="P28"><text:span text:style-name="T9">$525.00 <text:s/></text:span></text:p>
      <text:p text:style-name="P19"><text:span text:style-name="T2">C</text:span><text:span text:style-name="T1">ategorie</text:span>:</text:p>
      <text:p text:style-name="P19"><text:span text:style-name="T21">Homme</text:span> <text:span text:style-name="T25">CONFORT</text:span></text:p>
      <text:p text:style-name="P19"><text:span text:style-name="T1">Description</text:span>:</text:p>
      <text:p text:style-name="P11">Des matériaux souples et des surpiqûres méticuleuses mettent à jour un beau derby italien équipé d'un bout recouvert et fixé sur une semelle en caoutchouc contrastante sportive.</text:p>
      <text:p text:style-name="P36"><text:span text:style-name="T23">Lien:</text:span><text:a xlink:type="simple" xlink:href="https://shop.nordstrom.com/s/santoni-durbin-derby-sneaker-men/4232459?origin=category-personalizedsort&amp;breadcrumb=Home%2FMen%2FShoes%2FOxfords%20%26%20Derbys&amp;color=grey#product-page-reviews" text:style-name="Internet_20_link" text:visited-style-name="Visited_20_Internet_20_Link"><text:span text:style-name="T23">https://shop.nordstrom.com/s/santoni-durbin-derby-sneaker-men/4232459?origin=category-personalizedsort&amp;breadcrumb=Home%2FMen%2FShoes%2FOxfords%20%26%20Derbys&amp;color=grey#product-page-reviews</text:span></text:a><text:span text:style-name="T23"> </text:span></text:p>
      <text:p text:style-name="P20"><text:span text:style-name="T1">CATEGORIE IMAGE-HOMME</text:span></text:p>
      <text:p text:style-name="P19"><text:span text:style-name="T1">Nom</text:span>:</text:p>
      <text:p text:style-name="P19"><text:span text:style-name="T7">Regal Double Monk Strap Shoe</text:span></text:p>
      <text:p text:style-name="P19"><text:span text:style-name="T1">Price</text:span> </text:p>
      <text:p text:style-name="P28"><text:span text:style-name="T9">$975.00 </text:span></text:p>
      <text:p text:style-name="P19"><text:span text:style-name="T2">C</text:span><text:span text:style-name="T1">ategorie</text:span>:</text:p>
      <text:p text:style-name="P19"><text:span text:style-name="T21">Homme</text:span> Slip-Ons</text:p>
      <text:p text:style-name="P19"><text:span text:style-name="T1">Description</text:span>:</text:p>
      <text:p text:style-name="P11">Le cuir italien brillant et richement coloré enrichit une chaussure moine espagnole audacieuse avec une texture légèrement altérée.</text:p>
      <text:p text:style-name="P36"><text:span text:style-name="T23">Lien:</text:span><text:a xlink:type="simple" xlink:href="https://shop.nordstrom.com/s/ike-behar-regal-double-monk-strap-shoe-men/5558102?origin=category-personalizedsort&amp;breadcrumb=Home%2FMen%2FShoes%2FLoafers%20%26%20Slip-Ons&amp;color=brown" text:style-name="Internet_20_link" text:visited-style-name="Visited_20_Internet_20_Link"><text:span text:style-name="T23">https://shop.nordstrom.com/s/ike-behar-regal-double-monk-strap-shoe-men/5558102?origin=category-personalizedsort&amp;breadcrumb=Home%2FMen%2FShoes%2FLoafers%20%26%20Slip-Ons&amp;color=brown</text:span></text:a><text:span text:style-name="T23"> </text:span></text:p>
      <text:p text:style-name="P22"><text:span text:style-name="T1">Nom:</text:span></text:p>
      <text:p text:style-name="P22"><text:span text:style-name="T7">Leather Crib Shoe</text:span></text:p>
      <text:p text:style-name="P22"><text:span text:style-name="T1">Price</text:span> </text:p>
      <text:p text:style-name="P29"><text:span text:style-name="T9">$55.00 <text:s/></text:span></text:p>
      <text:p text:style-name="P22"><text:span text:style-name="T2">C</text:span><text:span text:style-name="T1">ategorie</text:span>:</text:p>
      <text:p text:style-name="P22"><text:span text:style-name="T26">Enfant bebe</text:span></text:p>
      <text:p text:style-name="P22"><text:span text:style-name="T1">Description</text:span>:</text:p>
      <text:p text:style-name="P12"/>
      <text:p text:style-name="P12">Les détails richelieu offrent une finition impeccable et la doublure en tissu offre un confort pour une chaussure de berceau douce en cuir lisse et blanc.</text:p>
      <text:p text:style-name="P37"><text:span text:style-name="T23">Lien:</text:span><text:a xlink:type="simple" xlink:href="https://shop.nordstrom.com/s/little-things-mean-a-lot-leather-crib-shoe-baby-boys/4860711?origin=category-personalizedsort&amp;breadcrumb=Home%2FKids%2FBaby%20%26%20Walker%20Shoes%2FCrib%20Shoes&amp;color=white" text:style-name="Internet_20_link" text:visited-style-name="Visited_20_Internet_20_Link"><text:span text:style-name="T23">https://shop.nordstrom.com/s/little-things-mean-a-lot-leather-crib-shoe-baby-boys/4860711?origin=category-personalizedsort&amp;breadcrumb=Home%2FKids%2FBaby%20%26%20Walker%20Shoes%2FCrib%20Shoes&amp;color=white</text:span></text:a><text:span text:style-name="T23"> <text:s/></text:span></text:p>
      <text:p text:style-name="P22"><text:span text:style-name="T1">Nom:</text:span></text:p>
      <text:p text:style-name="P22"><text:span text:style-name="T7">Ankle Strap Ballerina Shoe</text:span></text:p>
      <text:p text:style-name="P22"><text:span text:style-name="T1">Price</text:span> </text:p>
      <text:p text:style-name="P29"><text:span text:style-name="T9">$</text:span><text:span text:style-name="T10">2</text:span><text:span text:style-name="T9">55.00 <text:s/></text:span></text:p>
      <text:p text:style-name="P22"><text:span text:style-name="T2">C</text:span><text:span text:style-name="T1">ategorie</text:span>:</text:p>
      <text:p text:style-name="P22"><text:span text:style-name="T26">Enfant fille</text:span></text:p>
      <text:p text:style-name="P22"><text:span text:style-name="T1">Description</text:span>:</text:p>
      <text:p text:style-name="P12">La bordure festonnée ajoute une jolie touche à une ballerine coussinée sécurisée par une fine bride de cheville.</text:p>
      <text:p text:style-name="P37"><text:span text:style-name="T23">Lien:</text:span><text:a xlink:type="simple" xlink:href="https://shop.nordstrom.com/s/chloe-ankle-strap-ballerina-shoe-walker-toddler/5473898?origin=category-personalizedsort&amp;breadcrumb=Home%2FKids%2FBaby%20%26%20Walker%20Shoes%2FGirls&amp;color=navy" text:style-name="Internet_20_link" text:visited-style-name="Visited_20_Internet_20_Link"><text:span text:style-name="T23">https://shop.nordstrom.com/s/chloe-ankle-strap-ballerina-shoe-walker-toddler/5473898?origin=category-personalizedsort&amp;breadcrumb=Home%2FKids%2FBaby%20%26%20Walker%20Shoes%2FGirls&amp;color=navy</text:span></text:a><text:span text:style-name="T23"> </text:span></text:p>
      <text:p text:style-name="P22"><text:span text:style-name="T1">Nom:</text:span></text:p>
      <text:p text:style-name="P22"><text:span text:style-name="T7">Neumel II Waterproof Chukka</text:span></text:p>
      <text:p text:style-name="P22"><text:soft-page-break/><text:span text:style-name="T1">Price</text:span> </text:p>
      <text:p text:style-name="P29"><text:span text:style-name="T9">$</text:span><text:span text:style-name="T11">130</text:span><text:span text:style-name="T9">.00 <text:s/></text:span></text:p>
      <text:p text:style-name="P22"><text:span text:style-name="T2">C</text:span><text:span text:style-name="T1">ategorie</text:span>:</text:p>
      <text:p text:style-name="P22"><text:span text:style-name="T26">Enfant garcon</text:span></text:p>
      <text:p text:style-name="P22"><text:span text:style-name="T1">Description</text:span>:</text:p>
      <text:p text:style-name="P12">Une semelle antidérapante Treadlite by UGG ™ est à la base d'une botte chukka imperméable chauffée par une doublure UGGpure confortable.</text:p>
      <text:p text:style-name="P37"><text:span text:style-name="T23">Lien:</text:span><text:a xlink:type="simple" xlink:href="https://shop.nordstrom.com/s/ugg-neumel-ii-waterproof-chukka-walker-toddler-little-kid-big-kid/4613592?origin=category-personalizedsort&amp;breadcrumb=Home%2FKids%2FBaby%20%26%20Walker%20Shoes%2FBoys&amp;color=grizzly" text:style-name="Internet_20_link" text:visited-style-name="Visited_20_Internet_20_Link"><text:span text:style-name="T23">https://shop.nordstrom.com/s/ugg-neumel-ii-waterproof-chukka-walker-toddler-little-kid-big-kid/4613592?origin=category-personalizedsort&amp;breadcrumb=Home%2FKids%2FBaby%20%26%20Walker%20Shoes%2FBoys&amp;color=grizzly</text:span></text:a><text:span text:style-name="T23"> </text:span></text:p>
      <text:p text:style-name="P23"><text:span text:style-name="T1">Nom:</text:span></text:p>
      <text:p text:style-name="P23"><text:span text:style-name="T7">Jefferson Water Friendly Slip-On Vegan Sneaker</text:span></text:p>
      <text:p text:style-name="P23"><text:span text:style-name="T1">Price</text:span> </text:p>
      <text:p text:style-name="P30"><text:span text:style-name="T9">$</text:span><text:span text:style-name="T11">40</text:span><text:span text:style-name="T9">.00 <text:s/></text:span></text:p>
      <text:p text:style-name="P23"><text:span text:style-name="T2">C</text:span><text:span text:style-name="T1">ategorie</text:span>:</text:p>
      <text:p text:style-name="P23"><text:span text:style-name="T26">Enfant unisex</text:span></text:p>
      <text:p text:style-name="P23"><text:span text:style-name="T1">Description</text:span>:</text:p>
      <text:p text:style-name="P13">Une silhouette de baskets classique est mise à jour en EVA ultra-léger pour une sensation confortable et coussinée.</text:p>
      <text:p text:style-name="P38"><text:a xlink:type="simple" xlink:href="https://shop.nordstrom.com/s/native-shoes-jefferson-water-friendly-slip-on-vegan-sneaker-baby-walker-toddler-little-kid-big-kid/5666050?origin=category-personalizedsort&amp;breadcrumb=Home%2FKids%2FBaby%20%26%20Walker%20Shoes%2FUnisex&amp;color=grasshopper%20green%2F%20shell%20white" text:style-name="Internet_20_link" text:visited-style-name="Visited_20_Internet_20_Link"><text:span text:style-name="T23">https://shop.nordstrom.com/s/native-shoes-jefferson-water-friendly-slip-on-vegan-sneaker-baby-walker-toddler-little-kid-big-kid/5666050?origin=category-personalizedsort&amp;breadcrumb=Home%2FKids%2FBaby%20%26%20Walker%20Shoes%2FUnisex&amp;color=grasshopper%20green%2F%20shell%20white</text:span></text:a><text:span text:style-name="T23"> </text:span></text:p>
      <text:p text:style-name="P21"><text:span text:style-name="T3">CATEGORIE IMAGE-enfantes</text:span></text:p>
      <text:p text:style-name="P21"><text:span text:style-name="T3"/></text:p>
      <text:p text:style-name="P21"><text:a xlink:type="simple" xlink:href="https://shop.nordstrom.com/s/native-shoes-jefferson-water-friendly-slip-on-vegan-sneaker-baby-walker-toddler-little-kid-big-kid/5666050?origin=category-personalizedsort&amp;breadcrumb=Home%2FKids%2FBaby%20%26%20Walker%20Shoes%2FUnisex&amp;color=grasshopper%20green%2F%20shell%20white" text:style-name="Internet_20_link" text:visited-style-name="Visited_20_Internet_20_Link"><text:span text:style-name="T3">https://shop.nordstrom.com/s/native-shoes-jefferson-water-friendly-slip-on-vegan-sneaker-baby-walker-toddler-little-kid-big-kid/5666050?origin=category-personalizedsort&amp;breadcrumb=Home%2FKids%2FBaby%20%26%20Walker%20Shoes%2FUnisex&amp;color=grasshopper%20green%2F%20shell%20white</text:span></text:a><text:span text:style-name="T3"> </text:span></text:p>
      <text:p text:style-name="P38"/>
      <text:p text:style-name="P23"><text:span text:style-name="T1">Nom:</text:span></text:p>
      <text:p text:style-name="P23"><text:span text:style-name="T7">Virginie Fur Felt Hat</text:span></text:p>
      <text:p text:style-name="P23"><text:span text:style-name="T1">Price</text:span> </text:p>
      <text:p text:style-name="P30"><text:span text:style-name="T9">$</text:span><text:span text:style-name="T12">67</text:span><text:span text:style-name="T11">0</text:span><text:span text:style-name="T9">.00 <text:s/></text:span></text:p>
      <text:p text:style-name="P23"><text:span text:style-name="T2">C</text:span><text:span text:style-name="T1">ategorie</text:span>:</text:p>
      <text:p text:style-name="P23"><text:span text:style-name="T27">Accesoires hat</text:span></text:p>
      <text:p text:style-name="P23"><text:span text:style-name="T1">Description</text:span>:</text:p>
      <text:p text:style-name="P13">Une fine bande veloutée entoure un chapeau à large bord couture confectionné en Allemagne à partir d'un riche feutre de lapin imperméable et façonné avec une couronne moulée.</text:p>
      <text:p text:style-name="P38"><text:a xlink:type="simple" xlink:href="https://shop.nordstrom.com/s/maison-michel-virginie-fur-felt-hat/4967447?origin=category-personalizedsort&amp;breadcrumb=Home%2FDesigner%2FSPACE%3A%20Emerging%20%26%20Advanced%20Designer%2FAccessories&amp;color=navy" text:style-name="Internet_20_link" text:visited-style-name="Visited_20_Internet_20_Link"><text:span text:style-name="T23">https://shop.nordstrom.com/s/maison-michel-virginie-fur-felt-hat/4967447?origin=category-personalizedsort&amp;breadcrumb=Home%2FDesigner%2FSPACE%3A%20Emerging%20%26%20Advanced%20Designer%2FAccessories&amp;color=navy</text:span></text:a><text:span text:style-name="T23"> </text:span></text:p>
      <text:p text:style-name="P24"><text:span text:style-name="T1">Nom:</text:span></text:p>
      <text:p text:style-name="P24"><text:span text:style-name="T7">x Thierry Lasry Rhodeo 43mm Small Round Sunglasses</text:span></text:p>
      <text:p text:style-name="P24"><text:span text:style-name="T1">Price</text:span> </text:p>
      <text:p text:style-name="P31"><text:span text:style-name="T9">$</text:span><text:span text:style-name="T12">49</text:span><text:span text:style-name="T11">0</text:span><text:span text:style-name="T9">.00 <text:s/></text:span></text:p>
      <text:p text:style-name="P24"><text:span text:style-name="T2">C</text:span><text:span text:style-name="T1">ategorie</text:span>:</text:p>
      <text:p text:style-name="P24"><text:span text:style-name="T27">Accesoires sunglases</text:span></text:p>
      <text:p text:style-name="P24"><text:span text:style-name="T1">Description</text:span>:</text:p>
      <text:p text:style-name="P14">RHUDE, basée à Los Angeles, s'associe au créateur de lunettes français Thierry Lasry sur ces teintes audacieuses faites à la main à partir d'acétate italien Mazzucchelli incroyablement durable.</text:p>
      <text:p text:style-name="P39"><text:soft-page-break/><text:a xlink:type="simple" xlink:href="https://shop.nordstrom.com/s/rhude-x-thierry-lasry-rhodeo-43mm-small-round-sunglasses/5509420?origin=category-personalizedsort&amp;breadcrumb=Home%2FDesigner%2FMen%27s%20Emerging%20%26%20Advanced%20Designer&amp;color=grey" text:style-name="Internet_20_link" text:visited-style-name="Visited_20_Internet_20_Link"><text:span text:style-name="T23">https://shop.nordstrom.com/s/rhude-x-thierry-lasry-rhodeo-43mm-small-round-sunglasses/5509420?origin=category-personalizedsort&amp;breadcrumb=Home%2FDesigner%2FMen%27s%20Emerging%20%26%20Advanced%20Designer&amp;color=grey</text:span></text:a><text:span text:style-name="T23"> </text:span></text:p>
      <text:p text:style-name="P24"><text:span text:style-name="T1">Nom:</text:span></text:p>
      <text:p text:style-name="P24"><text:span text:style-name="T7">Binder Clip Metallic Diagonal Stripe Leather Flap Bag</text:span></text:p>
      <text:p text:style-name="P24"><text:span text:style-name="T1">Price</text:span> </text:p>
      <text:p text:style-name="P32"><text:span text:style-name="T17">$1,540.00</text:span><text:span text:style-name="T19"> </text:span></text:p>
      <text:p text:style-name="P24"><text:span text:style-name="T2">C</text:span><text:span text:style-name="T1">ategorie</text:span>:</text:p>
      <text:p text:style-name="P24"><text:span text:style-name="T27">Accesoires bag</text:span></text:p>
      <text:p text:style-name="P24"><text:span text:style-name="T1">Description</text:span>:</text:p>
      <text:p text:style-name="P14"/>
      <text:p text:style-name="P14">Les rayures diagonales emblématiques bénéficient d'une mise à jour glamour et ultra-brillante sur ce sac à rabat en cuir de veau habilement marqué d'une pince à reliure gravée du logo.</text:p>
      <text:p text:style-name="P39"><text:a xlink:type="simple" xlink:href="https://shop.nordstrom.com/s/off-white-binder-clip-metallic-diagonal-stripe-leather-flap-bag/5521530?origin=category-personalizedsort&amp;breadcrumb=Home%2FDesigner%2FSPACE%3A%20Emerging%20%26%20Advanced%20Designer%2FHandbags&amp;color=white%20gold" text:style-name="Internet_20_link" text:visited-style-name="Visited_20_Internet_20_Link"><text:span text:style-name="T23">https://shop.nordstrom.com/s/off-white-binder-clip-metallic-diagonal-stripe-leather-flap-bag/5521530?origin=category-personalizedsort&amp;breadcrumb=Home%2FDesigner%2FSPACE%3A%20Emerging%20%26%20Advanced%20Designer%2FHandbags&amp;color=white%20gold</text:span></text:a><text:span text:style-name="T23"> </text:span></text:p>
      <text:p text:style-name="P25"><text:span text:style-name="T1">Nom:</text:span></text:p>
      <text:p text:style-name="P25"><text:span text:style-name="T7">Baby-X Roller Coaster Buckle Backpack</text:span></text:p>
      <text:p text:style-name="P25"><text:span text:style-name="T1">Price</text:span> </text:p>
      <text:p text:style-name="P33"><text:span text:style-name="T13">$655.00</text:span><text:span text:style-name="T19"> </text:span></text:p>
      <text:p text:style-name="P25"><text:span text:style-name="T2">C</text:span><text:span text:style-name="T1">ategorie</text:span>:</text:p>
      <text:p text:style-name="P25"><text:span text:style-name="T27">Accesoires sac a dos</text:span></text:p>
      <text:p text:style-name="P25"><text:span text:style-name="T1">Description</text:span>:</text:p>
      <text:p text:style-name="P15">Matthew Williams a rétréci son sac à dos Tank et a ajouté une bandoulière en cuir amovible pour que vous ayez une autre option de transport.</text:p>
      <text:p text:style-name="P40"><text:a xlink:type="simple" xlink:href="https://shop.nordstrom.com/s/1017-alyx-9sm-baby-x-roller-coaster-buckle-backpack/5328913?origin=category-personalizedsort&amp;breadcrumb=Home%2FBrands%2F1017%20ALYX%209SM&amp;color=black" text:style-name="Internet_20_link" text:visited-style-name="Visited_20_Internet_20_Link"><text:span text:style-name="T23">https://shop.nordstrom.com/s/1017-alyx-9sm-baby-x-roller-coaster-buckle-backpack/5328913?origin=category-personalizedsort&amp;breadcrumb=Home%2FBrands%2F1017%20ALYX%209SM&amp;color=black</text:span></text:a><text:span text:style-name="T23"> </text:span></text:p>
      <text:p text:style-name="P26"><text:span text:style-name="T3">c</text:span><text:span text:style-name="T1">ategorie acces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randon Text" svg:font-family="'Brandon Text'"/>
    <style:font-face style:name="Open Sans" svg:font-family="'Open Sans', sans-serif"/>
    <style:font-face style:name="arial" svg:font-family="arial, sans-serif"/>
    <style:font-face style:name="inherit" svg:font-family="inherit"/>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7T15:13:23.223000000</meta:creation-date>
    <dc:date>2020-05-17T16:48:23.122000000</dc:date>
    <meta:editing-duration>PT2M33S</meta:editing-duration>
    <meta:editing-cycles>1</meta:editing-cycles>
    <meta:document-statistic meta:table-count="0" meta:image-count="0" meta:object-count="0" meta:page-count="5" meta:paragraph-count="164" meta:word-count="714" meta:character-count="8396" meta:non-whitespace-character-count="7786"/>
    <meta:generator>LibreOffice/6.1.4.2$Windows_X86_64 LibreOffice_project/9d0f32d1f0b509096fd65e0d4bec26ddd1938fd3</meta:generator>
  </office:meta>
</office:document-meta>
</file>